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f136" officeooo:paragraph-rsid="0018f136"/>
    </style:style>
    <style:style style:name="P2" style:family="paragraph" style:parent-style-name="Standard">
      <style:text-properties officeooo:rsid="0018f136" officeooo:paragraph-rsid="001a088b"/>
    </style:style>
    <style:style style:name="T1" style:family="text">
      <style:text-properties officeooo:rsid="001a08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I basit bir play butonu</text:p>
      <text:p text:style-name="P2"><text:tab/></text:p>
      <text:p text:style-name="P2"><text:span text:style-name="T1">27.05.2020 08:00 – 09:00</text:span><text:line-break/>Düz yol oluştur.</text:p>
      <text:p text:style-name="P1">Mıknatıs oluştur</text:p>
      <text:p text:style-name="P1"/>
      <text:p text:style-name="P1">Mıknatıs hareket</text:p>
      <text:p text:style-name="P1">Touch ve klavye kontrolleri</text:p>
      <text:p text:style-name="P1">Toplanacak toplar</text:p>
      <text:p text:style-name="P1">Checkpoint - Topların boşaltılacak alana bırakılması</text:p>
      <text:p text:style-name="P1">Checkpoint - Alanın kapanması ve yol oluşması</text:p>
      <text:p text:style-name="P1">Checkpoint – Bariyerin açılması</text:p>
      <text:p text:style-name="P1">Toplanacak ekstra meyve sebze</text:p>
      <text:p text:style-name="P1">Mıknatısa ekstra güç kazandırma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08:36:10.624000000</meta:creation-date>
    <dc:date>2020-05-27T09:17:43.187000000</dc:date>
    <meta:editing-duration>PT21M12S</meta:editing-duration>
    <meta:editing-cycles>1</meta:editing-cycles>
    <meta:document-statistic meta:table-count="0" meta:image-count="0" meta:object-count="0" meta:page-count="1" meta:paragraph-count="12" meta:word-count="45" meta:character-count="330" meta:non-whitespace-character-count="293"/>
    <meta:generator>LibreOffice/6.2.7.1$Windows_X86_64 LibreOffice_project/23edc44b61b830b7d749943e020e96f5a7df63bf</meta:generator>
  </office:meta>
</office:document-meta>
</file>